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9f2a" officeooo:paragraph-rsid="00109f2a"/>
    </style:style>
    <style:style style:name="P2" style:family="paragraph" style:parent-style-name="Standard">
      <style:paragraph-properties fo:text-align="justify" style:justify-single-word="false"/>
      <style:text-properties officeooo:rsid="00114249" officeooo:paragraph-rsid="00114249"/>
    </style:style>
    <style:style style:name="P3" style:family="paragraph" style:parent-style-name="Standard">
      <style:paragraph-properties fo:text-align="center" style:justify-single-word="false"/>
      <style:text-properties fo:color="#0000cc" officeooo:rsid="00109f2a" officeooo:paragraph-rsid="00109f2a"/>
    </style:style>
    <style:style style:name="P4" style:family="paragraph" style:parent-style-name="Standard">
      <style:paragraph-properties fo:text-align="justify" style:justify-single-word="false"/>
      <style:text-properties fo:color="#0000cc" style:font-name="Arial" fo:font-size="11pt" officeooo:rsid="00119f01" officeooo:paragraph-rsid="00119f01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109f2a" officeooo:paragraph-rsid="00109f2a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114249" officeooo:paragraph-rsid="0011424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14249" officeooo:paragraph-rsid="00119f0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119f01" officeooo:paragraph-rsid="00119f01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132467" officeooo:paragraph-rsid="00132467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13e87d" officeooo:paragraph-rsid="0013e87d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14209f" officeooo:paragraph-rsid="0014209f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officeooo:rsid="0015b782" officeooo:paragraph-rsid="001ab407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bold" officeooo:rsid="00114249" officeooo:paragraph-rsid="0011424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weight="bold" officeooo:rsid="00119f01" officeooo:paragraph-rsid="00119f01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fo:font-weight="bold" officeooo:rsid="00132467" officeooo:paragraph-rsid="00132467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1pt" officeooo:rsid="00132467" officeooo:paragraph-rsid="00132467" style:font-size-asian="11pt" style:font-size-complex="11pt"/>
    </style:style>
    <style:style style:name="T1" style:family="text">
      <style:text-properties fo:color="#0000cc"/>
    </style:style>
    <style:style style:name="T2" style:family="text">
      <style:text-properties officeooo:rsid="001324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467" style:font-weight-asian="bold" style:font-weight-complex="bold"/>
    </style:style>
    <style:style style:name="T5" style:family="text">
      <style:text-properties officeooo:rsid="001ab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17"/>Преимущества VEDA</text:p>
      <text:p text:style-name="P5"/>
      <text:p text:style-name="P12">VEDA — комплексная <text:span text:style-name="T5">бесплатная open-source </text:span>платформа для создания решений в области управления документами и деловыми процессами. <text:span text:style-name="T5">Платформа использует в своем составе исключительно бесплатные <text:s/>open-source компоненты, что сводит к нулю лицензионное бремя при построении решений на ее основе.</text:span></text:p>
      <text:p text:style-name="P5"/>
      <text:p text:style-name="P5"/>
      <text:p text:style-name="P13">Руководител<text:span text:style-name="T2">ям</text:span>:</text:p>
      <text:p text:style-name="P6">разумная стоимость владения (ПО, требуемого «железа», системного ПО, обслуживания);</text:p>
      <text:p text:style-name="P6">быстрое получение эффекта — QuickWin;</text:p>
      <text:p text:style-name="P6">возможность подключения 100% сотрудников сразу на старте (нет лицензий);</text:p>
      <text:p text:style-name="P6">многоязычность интерфейсов и вводимых данных;</text:p>
      <text:p text:style-name="P6">возможность подключения к системе сторонних организаций и аффилированных лиц;</text:p>
      <text:p text:style-name="P6">отработанная методология внедрения;</text:p>
      <text:p text:style-name="P11">индивидуальные настройки под любые задачи предприятия;</text:p>
      <text:p text:style-name="P6">наличие крупных внедрений, Референс</text:p>
      <text:p text:style-name="P6"/>
      <text:p text:style-name="P6"><text:span text:style-name="T3">Разработчик</text:span><text:span text:style-name="T4">ам</text:span><text:span text:style-name="T3">:</text:span></text:p>
      <text:p text:style-name="P6"><text:span text:style-name="T1">невысокая</text:span> потребность в вычислительных мощностях при высокой нагрузке на систему;</text:p>
      <text:p text:style-name="P6">открытый исходный код;</text:p>
      <text:p text:style-name="P6">быстрый запуск проекта с помощью готовых настроек типовых процессов;</text:p>
      <text:p text:style-name="P9">система управления деловыми процессами;</text:p>
      <text:p text:style-name="P6">адаптация системы без программирования;</text:p>
      <text:p text:style-name="P8">широкоиспользуемый стек технологий (JavaScript, HTML, SmartGit…);</text:p>
      <text:p text:style-name="P8">поддержка современных браузеров;</text:p>
      <text:p text:style-name="P8">простая и эффективная архитектура системы (быстродействие, масштабирование...);</text:p>
      <text:p text:style-name="P10">взаимодействие с другими системами;</text:p>
      <text:p text:style-name="P10">интеграция с почтовой службой (уведомления по смс и E-mail, загрузка документов из почты в систему);</text:p>
      <text:p text:style-name="P10">гибкое управление правами;</text:p>
      <text:p text:style-name="P10">мобильный Клиент;</text:p>
      <text:p text:style-name="P10">механизм делегирования;</text:p>
      <text:p text:style-name="P7">отработанная методология внедрения</text:p>
      <text:p text:style-name="P7"/>
      <text:p text:style-name="P14">Пользовател<text:span text:style-name="T2">ям</text:span>:</text:p>
      <text:p text:style-name="P8">логичный и последовательный интерфейс;</text:p>
      <text:p text:style-name="P8">настройка «под себя»;</text:p>
      <text:p text:style-name="P8">малое время отклика;</text:p>
      <text:p text:style-name="P8">глубина проработки типовых бизнес-процессов;</text:p>
      <text:p text:style-name="P8">взаимодействие со всеми сотрудниками компании;</text:p>
      <text:p text:style-name="P4">обучение</text:p>
      <text:p text:style-name="P4"/>
      <text:p text:style-name="P15">Интеграторам:</text:p>
      <text:p text:style-name="P16">«0» стоимость лицензий;</text:p>
      <text:p text:style-name="P16">отработанная методология внедрения;</text:p>
      <text:p text:style-name="P16">1, 2, 3, 4-я линии поддержки</text:p>
      <text:p text:style-name="P16"/>
      <text:p text:style-name="P8"/>
      <text:p text:style-name="P2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45:40.575504865</meta:creation-date>
    <dc:date>2016-06-29T16:29:45.880650849</dc:date>
    <meta:editing-duration>P1DT16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198" meta:character-count="1739" meta:non-whitespace-character-count="1558"/>
  </office:meta>
</office:document-meta>
</file>